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71in" fo:margin-left="0in" table:align="left"/>
    </style:style>
    <style:style style:name="Table2.A" style:family="table-column">
      <style:table-column-properties style:column-width="0.75in"/>
    </style:style>
    <style:style style:name="Table2.B" style:family="table-column">
      <style:table-column-properties style:column-width="3.1875in"/>
    </style:style>
    <style:style style:name="Table2.C" style:family="table-column">
      <style:table-column-properties style:column-width="2.9896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Times New Roman" officeooo:rsid="000b9fc7" officeooo:paragraph-rsid="000b9fc7"/>
    </style:style>
    <style:style style:name="P2" style:family="paragraph" style:parent-style-name="Text_20_body">
      <style:text-properties style:font-name="Times New Roman" fo:font-weight="bold" officeooo:paragraph-rsid="000b9fc7" style:font-weight-asian="bold" style:font-weight-complex="bold"/>
    </style:style>
    <style:style style:name="P3" style:family="paragraph" style:parent-style-name="Text_20_body">
      <style:text-properties style:font-name="Times New Roman" officeooo:rsid="000d6ce7" officeooo:paragraph-rsid="000d6ce7"/>
    </style:style>
    <style:style style:name="P4" style:family="paragraph" style:parent-style-name="Text_20_body">
      <style:text-properties style:font-name="Times New Roman" officeooo:rsid="000d6ce7" officeooo:paragraph-rsid="000d6ce7"/>
    </style:style>
    <style:style style:name="P5" style:family="paragraph" style:parent-style-name="Text_20_body">
      <style:text-properties style:font-name="Times New Roman" officeooo:rsid="000d6ce7" officeooo:paragraph-rsid="00110650"/>
    </style:style>
    <style:style style:name="P6" style:family="paragraph" style:parent-style-name="Text_20_body">
      <style:text-properties style:font-name="Times New Roman" officeooo:rsid="0012e451" officeooo:paragraph-rsid="0012e451"/>
    </style:style>
    <style:style style:name="P7" style:family="paragraph" style:parent-style-name="Text_20_body">
      <style:text-properties style:font-name="Times New Roman" officeooo:rsid="00139d25" officeooo:paragraph-rsid="00139d25"/>
    </style:style>
    <style:style style:name="P8" style:family="paragraph" style:parent-style-name="Text_20_body">
      <style:text-properties style:font-name="Times New Roman" officeooo:rsid="001638e9" officeooo:paragraph-rsid="00172392"/>
    </style:style>
    <style:style style:name="P9" style:family="paragraph" style:parent-style-name="Text_20_body">
      <style:text-properties style:font-name="Times New Roman" officeooo:rsid="00172392" officeooo:paragraph-rsid="00172392"/>
    </style:style>
    <style:style style:name="P10" style:family="paragraph" style:parent-style-name="Text_20_body">
      <style:text-properties style:font-name="Times New Roman" officeooo:rsid="00178acf" officeooo:paragraph-rsid="00178acf"/>
    </style:style>
    <style:style style:name="P11" style:family="paragraph" style:parent-style-name="Text_20_body">
      <style:text-properties style:font-name="Times New Roman" officeooo:rsid="0018b564" officeooo:paragraph-rsid="0018b564"/>
    </style:style>
    <style:style style:name="P12" style:family="paragraph" style:parent-style-name="Text_20_body">
      <style:text-properties style:font-name="Times New Roman" officeooo:rsid="001afe6e" officeooo:paragraph-rsid="001afe6e"/>
    </style:style>
    <style:style style:name="P13" style:family="paragraph" style:parent-style-name="Text_20_body">
      <style:text-properties style:font-name="Times New Roman" officeooo:rsid="001d9217" officeooo:paragraph-rsid="001d9217"/>
    </style:style>
    <style:style style:name="P14" style:family="paragraph" style:parent-style-name="Text_20_body">
      <style:text-properties style:font-name="Times New Roman" officeooo:rsid="001e0bb3" officeooo:paragraph-rsid="001e0bb3"/>
    </style:style>
    <style:style style:name="P15" style:family="paragraph" style:parent-style-name="Text_20_body">
      <style:text-properties style:font-name="Times New Roman" fo:font-weight="bold" officeooo:rsid="001e4bd4" officeooo:paragraph-rsid="001e4bd4" style:font-weight-asian="bold" style:font-weight-complex="bold"/>
    </style:style>
    <style:style style:name="P16" style:family="paragraph" style:parent-style-name="Text_20_body">
      <style:text-properties style:font-name="Times New Roman" fo:font-weight="normal" officeooo:rsid="001f7b96" officeooo:paragraph-rsid="001f7b96" style:font-weight-asian="normal" style:font-weight-complex="normal"/>
    </style:style>
    <style:style style:name="P17" style:family="paragraph" style:parent-style-name="Text_20_body">
      <style:text-properties style:font-name="Times New Roman" fo:font-weight="normal" officeooo:rsid="00213529" officeooo:paragraph-rsid="00213529" style:font-weight-asian="normal" style:font-weight-complex="normal"/>
    </style:style>
    <style:style style:name="P18" style:family="paragraph" style:parent-style-name="Text_20_body">
      <style:paragraph-properties fo:break-before="page"/>
      <style:text-properties style:font-name="Times New Roman" officeooo:rsid="001afe6e" officeooo:paragraph-rsid="001afe6e"/>
    </style:style>
    <style:style style:name="P19" style:family="paragraph" style:parent-style-name="Table_20_Contents">
      <style:text-properties style:font-name="Times New Roman" officeooo:rsid="001b9d16" officeooo:paragraph-rsid="001b9d16"/>
    </style:style>
    <style:style style:name="P20" style:family="paragraph" style:parent-style-name="Table_20_Contents">
      <style:text-properties style:font-name="Times New Roman" officeooo:rsid="00232965" officeooo:paragraph-rsid="00232965"/>
    </style:style>
    <style:style style:name="T1" style:family="text">
      <style:text-properties officeooo:rsid="000b9fc7"/>
    </style:style>
    <style:style style:name="T2" style:family="text">
      <style:text-properties officeooo:rsid="000d6ce7"/>
    </style:style>
    <style:style style:name="T3" style:family="text">
      <style:text-properties officeooo:rsid="000f20ae"/>
    </style:style>
    <style:style style:name="T4" style:family="text">
      <style:text-properties officeooo:rsid="00110650"/>
    </style:style>
    <style:style style:name="T5" style:family="text">
      <style:text-properties officeooo:rsid="001598cd"/>
    </style:style>
    <style:style style:name="T6" style:family="text">
      <style:text-properties officeooo:rsid="001638e9"/>
    </style:style>
    <style:style style:name="T7" style:family="text">
      <style:text-properties officeooo:rsid="00195e64"/>
    </style:style>
    <style:style style:name="T8" style:family="text">
      <style:text-properties officeooo:rsid="001d9217"/>
    </style:style>
    <style:style style:name="T9" style:family="text">
      <style:text-properties officeooo:rsid="001e0b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 <text:span text:style-name="T1">Sahara REST API v1.0</text:span></text:p>
      <text:p text:style-name="P1">1. <text:span text:style-name="T2">Tổng quát về API</text:span></text:p>
      <text:p text:style-name="P3">Phần này bao gồm thông tin cơ bản để thiết kế API chung.</text:p>
      <text:p text:style-name="P3">1.1 Xác thực và ủy quyền:</text:p>
      <text:p text:style-name="P3"><text:tab/>Sahara API sử dụng Keyston Identify Service như một dịch vụ xác thực mặc định. Khi Keyston được kích hoạt, Người dùng gửi yêu cầu đến, Dịch vụ Sahara phải cung cấp một <text:span text:style-name="T3">mã</text:span> xác thực trong tiêu đề yều cầu X-Auth-Token. </text:p>
      <text:p text:style-name="P5"><text:tab/><text:span text:style-name="T4">Với mỗi yêu cầu gửi đến, người sử dụng cần phải đinh nghĩa rõ ràng người thuê openstack trong đường dẫn. Ví dụ: <text:s/>/v1.0/{tenant_id}/clusters. Sahara sẽ thực hiện yêu cầu cua người dùng dựa vào thông tin được cung cấp. Vì vậy, các cụm có thể được tạo ra và quản lí bởi người sử dụng có quyền truy nhập.</text:span></text:p>
      <text:p text:style-name="P6">1.2 Yêu cầu và đáp ứng</text:p>
      <text:p text:style-name="P7">Sahara API hỗ trợ các định dạng dữ liệu tuần tự JSON. Điều này có nghĩa rằng các yêu cầu có chứa một <text:span text:style-name="T5">body</text:span>, Content-Type tiêu đề phải được thiết lập để định dạng MIME giá trị "application / json". Ngoài ra, khách hàng phải chấp nhận JSON phản hồi tuần tự bằng cách xác định tiêu đề Accept với định dạng MIME giá trị "application / json" hoặc thêm "JSON." Định dạng <text:span text:style-name="T6">mặc định của response là: “application/json” nếu như khách hàng không cụ thể Accept header hoặc thêm đuôi mở rộng: “.json” trong đường dẫn.</text:span></text:p>
      <text:p text:style-name="P8">Ví dụ: </text:p>
      <text:p text:style-name="P8"><text:tab/>GET /v1.0/{tenant_id}/clusters.json</text:p>
      <text:p text:style-name="P9">Hoặc</text:p>
      <text:p text:style-name="P9"><text:tab/>GET /v1.0/{tenant_id}/clusters</text:p>
      <text:p text:style-name="P9"><text:tab/>Accept: application/json</text:p>
      <text:p text:style-name="P10"/>
      <text:p text:style-name="P10">1.3 Lỗi</text:p>
      <text:p text:style-name="P10">Sahara APIs sẽ trả về lỗi nếu thất bại khi xử lí một yêu cầu. </text:p>
      <text:p text:style-name="P11">Sahara sử dụng chuẩn mã lỗi HTTP. <text:s/>Lỗi 4xx <text:span text:style-name="T7">thể hiện các lỗi xuất phát từ client, lỗi 5xx thể hiện lỗi xuất phát từ vấn đề phía sever.</text:span></text:p>
      <text:p text:style-name="P12"/>
      <text:p text:style-name="P18">Nôị dung của response chứa thông tin về vấn đề gây ra lỗi. Một phản hồi lỗi theo một định dạng, minh họa bởi ví dụ sau: </text:p>
      <table:table table:name="Table1" table:style-name="Table1">
        <table:table-column table:style-name="Table1.A"/>
        <table:table-row>
          <table:table-cell table:style-name="Table1.A1" office:value-type="string">
            <text:p text:style-name="P19">HTTP/1.1 400 BAD REQUEST</text:p>
            <text:p text:style-name="P19">Content-type: application/json</text:p>
            <text:p text:style-name="P19">Content-length: 126</text:p>
            <text:p text:style-name="P19"/>
            <text:p text:style-name="P19">{</text:p>
            <text:p text:style-name="P19"><text:s text:c="4"/>"error_name": "CLUSTER_NAME_ALREADY_EXISTS",</text:p>
            <text:p text:style-name="P19"><text:s text:c="4"/>"error_message": "Cluster with name 'test-cluster' already exists",</text:p>
            <text:p text:style-name="P19"><text:s text:c="4"/>"error_code": 400</text:p>
            <text:p text:style-name="P19">}</text:p>
          </table:table-cell>
        </table:table-row>
      </table:table>
      <text:p text:style-name="P12"/>
      <text:p text:style-name="P5"><text:span text:style-name="T8">Thuộc tính </text:span>“ERROR <text:span text:style-name="T8">CODE</text:span>” <text:span text:style-name="T8">là một mã phản hồi HTTP. </text:span></text:p>
      <text:p text:style-name="P13">Thuộc tính “ERROR NAME” <text:span text:style-name="T9">chỉ ra loại lỗi chung mà không cụ thể ids hoặc name, vv... </text:span></text:p>
      <text:p text:style-name="P14">Thuộc tính “ERROR MESAGE” <text:s/>chứa mô tả có thể đọc được của các lỗi.</text:p>
      <text:p text:style-name="P14"/>
      <text:p text:style-name="P15">2. Plugins</text:p>
      <text:p text:style-name="P16">Một đối tượng Plugin cung cấp thông tin về phân phối/ phiên bản của Hadoop mà nó có thể cài đặt, và cấu hình có thể thiết lập cho các cụm.</text:p>
      <text:p text:style-name="P16"/>
      <text:p text:style-name="P17">Plugins ops</text:p>
      <table:table table:name="Table2" table:style-name="Table2">
        <table:table-column table:style-name="Table2.A"/>
        <table:table-column table:style-name="Table2.B"/>
        <table:table-column table:style-name="Table2.C"/>
        <table:table-row>
          <table:table-cell table:style-name="Table2.A1" office:value-type="string">
            <text:p text:style-name="P20">Verb</text:p>
          </table:table-cell>
          <table:table-cell table:style-name="Table2.A1" office:value-type="string">
            <text:p text:style-name="P20">URI</text:p>
          </table:table-cell>
          <table:table-cell table:style-name="Table2.C1" office:value-type="string">
            <text:p text:style-name="P20">Description</text:p>
          </table:table-cell>
        </table:table-row>
        <table:table-row>
          <table:table-cell table:style-name="Table2.A2" office:value-type="string">
            <text:p text:style-name="P20">GET</text:p>
          </table:table-cell>
          <table:table-cell table:style-name="Table2.A2" office:value-type="string">
            <text:p text:style-name="P20">/v1.0/{tenant_id}/plugins</text:p>
          </table:table-cell>
          <table:table-cell table:style-name="Table2.C2" office:value-type="string">
            <text:p text:style-name="P20">Lists all plugins registered in Sahara</text:p>
          </table:table-cell>
        </table:table-row>
        <table:table-row>
          <table:table-cell table:style-name="Table2.A2" office:value-type="string">
            <text:p text:style-name="P20">GET</text:p>
          </table:table-cell>
          <table:table-cell table:style-name="Table2.A2" office:value-type="string">
            <text:p text:style-name="P20">/v1.0/{tenant_id}/plugins/{plugin_name}</text:p>
          </table:table-cell>
          <table:table-cell table:style-name="Table2.C2" office:value-type="string">
            <text:p text:style-name="P20">Shows short information about specified plugin.</text:p>
          </table:table-cell>
        </table:table-row>
        <table:table-row>
          <table:table-cell table:style-name="Table2.A2" office:value-type="string">
            <text:p text:style-name="P20">GET</text:p>
          </table:table-cell>
          <table:table-cell table:style-name="Table2.A2" office:value-type="string">
            <text:p text:style-name="P20">/v1.0/{tenant_id}/plugins/{plugin_name}/{version}</text:p>
          </table:table-cell>
          <table:table-cell table:style-name="Table2.C2" office:value-type="string">
            <text:p text:style-name="P20">Shows detailed information for plugin, like node_processes, required_image_tags and configs.</text:p>
          </table:table-cell>
        </table:table-row>
        <table:table-row>
          <table:table-cell table:style-name="Table2.A2" office:value-type="string">
            <text:p text:style-name="P20">POST</text:p>
          </table:table-cell>
          <table:table-cell table:style-name="Table2.A2" office:value-type="string">
            <text:p text:style-name="P20">/v1.0/{tenant_id}/plugins/{plugin_name}/{version}/convert-config</text:p>
          </table:table-cell>
          <table:table-cell table:style-name="Table2.C2" office:value-type="string">
            <text:p text:style-name="P20">Converts file-based cluster config to Cluster Template Object</text:p>
          </table:table-cell>
        </table:table-row>
      </table:table>
      <text:p text:style-name="P17"/>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7-03T23:24:20.092255727</dc:date>
    <dc:creator>TUANLC </dc:creator>
    <meta:generator>LibreOffice/4.2.4.2$Linux_X86_64 LibreOffice_project/420m0$Build-2</meta:generator>
    <meta:editing-duration>PT7H24M40S</meta:editing-duration>
    <meta:editing-cycles>25</meta:editing-cycles>
    <meta:document-statistic meta:table-count="2" meta:image-count="0" meta:object-count="0" meta:page-count="2" meta:paragraph-count="47" meta:word-count="454" meta:character-count="2610" meta:non-whitespace-character-count="2175"/>
  </office:meta>
</office:document-meta>
</file>